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tlas" svg:font-family="Atl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laza" svg:font-family="Plaza" style:font-family-generic="swiss" style:font-pitch="variable"/>
    <style:font-face style:name="Ribeye Marrow" svg:font-family="'Ribeye M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.046cm" loext:contextual-spacing="false"/>
      <style:text-properties style:font-name="Plaza" fo:font-size="16pt" fo:font-weight="normal" officeooo:rsid="000f2ed8" officeooo:paragraph-rsid="000f2ed8" style:font-size-asian="16pt" style:font-weight-asian="normal" style:font-size-complex="16pt" style:font-weight-complex="normal"/>
    </style:style>
    <style:style style:name="P2" style:family="paragraph" style:parent-style-name="Text_20_body" style:list-style-name="L1">
      <style:paragraph-properties fo:margin-top="0cm" fo:margin-bottom="0.046cm" loext:contextual-spacing="false"/>
      <style:text-properties style:font-name="Plaza" fo:font-size="16pt" officeooo:rsid="000f2ed8" officeooo:paragraph-rsid="000f2ed8" style:font-size-asian="16pt" style:font-size-complex="16pt"/>
    </style:style>
    <style:style style:name="P3" style:family="paragraph" style:parent-style-name="Title">
      <style:text-properties style:font-name="Plaz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2e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o</text:span> DO<text:span text:style-name="T2">-LIST</text:span></text:p>
      <text:list xml:id="list5087299487918053193" text:style-name="L1">
        <text:list-item>
          <text:p text:style-name="P1"><text:span text:style-name="T1">Make a site map</text:span></text:p>
        </text:list-item>
        <text:list-item>
          <text:p text:style-name="P2"><text:span text:style-name="T1">about us</text:span></text:p>
        </text:list-item>
        <text:list-item>
          <text:p text:style-name="P2"><text:span text:style-name="T1">home</text:span></text:p>
        </text:list-item>
        <text:list-item>
          <text:p text:style-name="P2"><text:span text:style-name="T1">teleportation</text:span></text:p>
        </text:list-item>
        <text:list-item>
          <text:p text:style-name="P2"><text:span text:style-name="T1">footer</text:span></text:p>
        </text:list-item>
        <text:list-item>
          <text:p text:style-name="P2"><text:span text:style-name="T1">contact us</text:span></text:p>
        </text:list-item>
        <text:list-item>
          <text:p text:style-name="P2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tlas" svg:font-family="Atl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laza" svg:font-family="Plaza" style:font-family-generic="swiss" style:font-pitch="variable"/>
    <style:font-face style:name="Ribeye Marrow" svg:font-family="'Ribeye M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23:29:53.480000000</meta:creation-date>
    <dc:date>2017-05-28T00:18:14.048000000</dc:date>
    <meta:editing-duration>PT38M10S</meta:editing-duration>
    <meta:editing-cycles>1</meta:editing-cycles>
    <meta:document-statistic meta:table-count="0" meta:image-count="0" meta:object-count="0" meta:page-count="1" meta:paragraph-count="8" meta:word-count="20" meta:character-count="73" meta:non-whitespace-character-count="67"/>
    <meta:generator>LibreOffice/5.2.6.2$Windows_x86 LibreOffice_project/a3100ed2409ebf1c212f5048fbe377c281438fdc</meta:generator>
  </office:meta>
</office:document-meta>
</file>